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ee6c" officeooo:paragraph-rsid="000cee6c"/>
    </style:style>
    <style:style style:name="P2" style:family="paragraph" style:parent-style-name="Standard">
      <style:paragraph-properties fo:text-align="start" style:justify-single-word="false"/>
      <style:text-properties officeooo:rsid="000cee6c" officeooo:paragraph-rsid="000cee6c"/>
    </style:style>
    <style:style style:name="P3" style:family="paragraph" style:parent-style-name="Standard">
      <style:paragraph-properties fo:text-align="start" style:justify-single-word="false"/>
      <style:text-properties officeooo:rsid="000e9ec3" officeooo:paragraph-rsid="000e9ec3"/>
    </style:style>
    <style:style style:name="P4" style:family="paragraph" style:parent-style-name="Standard">
      <style:paragraph-properties fo:text-align="start" style:justify-single-word="false"/>
      <style:text-properties officeooo:rsid="0010cba0" officeooo:paragraph-rsid="0010cba0"/>
    </style:style>
    <style:style style:name="P5" style:family="paragraph" style:parent-style-name="Standard">
      <style:paragraph-properties fo:text-align="start" style:justify-single-word="false"/>
      <style:text-properties officeooo:rsid="00141ee3" officeooo:paragraph-rsid="00141ee3"/>
    </style:style>
    <style:style style:name="P6" style:family="paragraph" style:parent-style-name="Standard">
      <style:paragraph-properties fo:text-align="start" style:justify-single-word="false"/>
      <style:text-properties officeooo:rsid="0017020a" officeooo:paragraph-rsid="0017020a"/>
    </style:style>
    <style:style style:name="P7" style:family="paragraph" style:parent-style-name="Standard">
      <style:paragraph-properties fo:text-align="start" style:justify-single-word="false"/>
      <style:text-properties officeooo:rsid="001d2dd9" officeooo:paragraph-rsid="001d2dd9"/>
    </style:style>
    <style:style style:name="T1" style:family="text">
      <style:text-properties officeooo:rsid="000f0cce"/>
    </style:style>
    <style:style style:name="T2" style:family="text">
      <style:text-properties officeooo:rsid="00128475"/>
    </style:style>
    <style:style style:name="T3" style:family="text">
      <style:text-properties officeooo:rsid="0015d385"/>
    </style:style>
    <style:style style:name="T4" style:family="text">
      <style:text-properties officeooo:rsid="00198257"/>
    </style:style>
    <style:style style:name="T5" style:family="text">
      <style:text-properties officeooo:rsid="001a14c1"/>
    </style:style>
    <style:style style:name="T6" style:family="text">
      <style:text-properties officeooo:rsid="001b1557"/>
    </style:style>
    <style:style style:name="T7" style:family="text">
      <style:text-properties officeooo:rsid="001b821f"/>
    </style:style>
    <style:style style:name="T8" style:family="text">
      <style:text-properties officeooo:rsid="001c8718"/>
    </style:style>
    <style:style style:name="T9" style:family="text">
      <style:text-properties officeooo:rsid="001ec84c"/>
    </style:style>
    <style:style style:name="T10" style:family="text">
      <style:text-properties officeooo:rsid="00203a9a"/>
    </style:style>
    <style:style style:name="T11" style:family="text">
      <style:text-properties officeooo:rsid="00216a23"/>
    </style:style>
    <style:style style:name="T12" style:family="text">
      <style:text-properties officeooo:rsid="00232a0f"/>
    </style:style>
    <style:style style:name="T13" style:family="text">
      <style:text-properties officeooo:rsid="00252868"/>
    </style:style>
    <style:style style:name="T14" style:family="text">
      <style:text-properties officeooo:rsid="00253cc4"/>
    </style:style>
    <style:style style:name="T15" style:family="text">
      <style:text-properties officeooo:rsid="0026c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подарите на утрешният ден</text:p>
      <text:p text:style-name="P2"/>
      <text:p text:style-name="P3">Техните отровени пръсти, които написаха отровните редове, променяйки <text:span text:style-name="T1">историята за цялото човечество, оставайки народа да останат объркани. </text:span></text:p>
      <text:p text:style-name="P3"/>
      <text:p text:style-name="P4">Неспособни да различават лъжите от истината и доброто от злото, истината, която с<text:span text:style-name="T13">т</text:span>ои пред собствените им очи. <text:span text:style-name="T2">Желанието за по-добро утре, чакайки хората да се събудият от съня, който ги е държал в комфорт от десетилетия. </text:span></text:p>
      <text:p text:style-name="P4"/>
      <text:p text:style-name="P5">Да живееш в свят, в който бялото е черно и черното е бяло, тишината ни убива с всяка изминаваща секунда. <text:span text:style-name="T3">В свят, пълен с лъжи казването на истината е престъпление. </text:span></text:p>
      <text:p text:style-name="P5"/>
      <text:p text:style-name="P6">Бъдейки далеч от реалният свят, който те заубикаля. <text:span text:style-name="T4">Фалшива история написана черно на бяло, давайки ни фалшиво усещане за миналото. </text:span><text:span text:style-name="T5">Чуването на една и съща лъжа хиляди </text:span><text:span text:style-name="T6">пъти, започва да се </text:span><text:span text:style-name="T7">превръща в горчив</text:span><text:span text:style-name="T14">о</text:span><text:span text:style-name="T7">-сладката истина, която никога не си иска</text:span><text:span text:style-name="T8">л.</text:span></text:p>
      <text:p text:style-name="P6"/>
      <text:p text:style-name="P7">Когато мнението ти излезе от устата ти, хората ти казват че то няма никаква стойност за <text:span text:style-name="T15">т</text:span>ях и че трябва да мислиш по същият начин, по който мислият те. <text:span text:style-name="T9">Разрушавайки уни</text:span><text:span text:style-name="T10">калността, която Бог </text:span><text:span text:style-name="T11">ня</text:span><text:span text:style-name="T12">кога им бе дал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55:06.745329978</meta:creation-date>
    <dc:date>2023-05-20T21:22:03.421625770</dc:date>
    <meta:editing-duration>PT13M33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164" meta:character-count="1008" meta:non-whitespace-character-count="846"/>
  </office:meta>
</office:document-meta>
</file>